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4c3b8" officeooo:paragraph-rsid="0014c3b8"/>
    </style:style>
    <style:style style:name="P2" style:family="paragraph" style:parent-style-name="Heading_20_3">
      <style:text-properties officeooo:rsid="0014c3b8" officeooo:paragraph-rsid="0014c3b8"/>
    </style:style>
    <style:style style:name="P3" style:family="paragraph" style:parent-style-name="Text_20_body">
      <style:text-properties officeooo:rsid="0014c3b8" officeooo:paragraph-rsid="0014c3b8"/>
    </style:style>
    <style:style style:name="P4" style:family="paragraph" style:parent-style-name="Text_20_body" style:list-style-name="L1">
      <style:text-properties officeooo:rsid="0014c3b8" officeooo:paragraph-rsid="0014c3b8"/>
    </style:style>
    <style:style style:name="P5" style:family="paragraph" style:parent-style-name="Text_20_body" style:list-style-name="L1">
      <style:text-properties officeooo:rsid="00169418" officeooo:paragraph-rsid="00169418"/>
    </style:style>
    <style:style style:name="P6" style:family="paragraph" style:parent-style-name="Text_20_body" style:list-style-name="L1">
      <style:text-properties officeooo:rsid="0017912a" officeooo:paragraph-rsid="0017912a"/>
    </style:style>
    <style:style style:name="P7" style:family="paragraph" style:parent-style-name="Text_20_body" style:list-style-name="L1">
      <style:text-properties officeooo:rsid="0017912a" officeooo:paragraph-rsid="0017912a" fo:background-color="#ffffff"/>
    </style:style>
    <style:style style:name="P8" style:family="paragraph" style:parent-style-name="Text_20_body" style:list-style-name="L1">
      <style:text-properties officeooo:rsid="00184bee" officeooo:paragraph-rsid="00184bee" fo:background-color="#ffffff"/>
    </style:style>
    <style:style style:name="P9" style:family="paragraph" style:parent-style-name="Text_20_body" style:list-style-name="L1">
      <style:text-properties officeooo:rsid="0019aaac" officeooo:paragraph-rsid="0019aaac" fo:background-color="#ffffff"/>
    </style:style>
    <style:style style:name="P10" style:family="paragraph" style:parent-style-name="Text_20_body" style:list-style-name="L1">
      <style:text-properties officeooo:rsid="0019aaac" officeooo:paragraph-rsid="0019aaac" fo:background-color="#ffff00"/>
    </style:style>
    <style:style style:name="P11" style:family="paragraph" style:parent-style-name="Text_20_body">
      <style:text-properties officeooo:rsid="0014c3b8" officeooo:paragraph-rsid="0014c3b8" fo:background-color="#ffff00"/>
    </style:style>
    <style:style style:name="T1" style:family="text">
      <style:text-properties officeooo:rsid="0017912a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bestand thesis</text:p>
      <text:h text:style-name="P2" text:outline-level="3">6-12</text:h>
      <text:list xml:id="list4561174756823491545" text:style-name="L1">
        <text:list-item>
          <text:p text:style-name="P4">Handigheid gekregen in het werken met Pandas voor de data set.</text:p>
          <text:list>
            <text:list-item>
              <text:p text:style-name="P4">De .loc functie voor het selecteren van bepaalde data</text:p>
            </text:list-item>
            <text:list-item>
              <text:p text:style-name="P4">De .shape voor het verkrijgen van de grootte van de dataset</text:p>
            </text:list-item>
          </text:list>
        </text:list-item>
        <text:list-item>
          <text:p text:style-name="P5">De subcomponenten in de lijst over geagregeerd bezit (agw) zijn:</text:p>
          <text:list>
            <text:list-item>
              <text:p text:style-name="P5">A: aantal subcomponenten waar hoofdcomponent uit bestaat (B1 bijv)</text:p>
            </text:list-item>
            <text:list-item>
              <text:p text:style-name="P5">B: totale geldbedrag aan hoofdcomponent verbonen</text:p>
            </text:list-item>
            <text:list-item>
              <text:p text:style-name="P5">C: aantal missing flags waarmee “Weet niet” antwoorden worden aangegeven</text:p>
            </text:list-item>
          </text:list>
        </text:list-item>
        <text:list-item>
          <text:p text:style-name="P5">Ik moet nu uitzoeken welke componenten positief en welke negatief gaan meetellen voor de networth →<text:span text:style-name="T1"> zit m in de namen van de hoofdcomponenten</text:span></text:p>
        </text:list-item>
        <text:list-item>
          <text:p text:style-name="P6">Er zijn (zo ver ik nu kan zien) twee soorten rows met NaN values. </text:p>
          <text:list>
            <text:list-item>
              <text:p text:style-name="P6"><text:span text:style-name="T4">Een soort die NaN hebben vanaf component B26oga tot en met B27 vzc wat het stuk over bezit van huizen is met de hypotheken. </text:span><text:span text:style-name="T5">Dit moet geen probleem veroorzaken en zouden dus gewoon mee moeten kunnen doen naar mijn inziens. Voorb</text:span><text:span text:style-name="T3">eeld Row 2</text:span></text:p>
            </text:list-item>
            <text:list-item>
              <text:p text:style-name="P7">De tweede is een soort row waarin bijna alle componenten een NaN waarde hebben. Het lijkt me dat deze rows niet te gebruiken zijn. Voorbeeld: Row 2506</text:p>
            </text:list-item>
          </text:list>
        </text:list-item>
        <text:list-item>
          <text:p text:style-name="P8">Ik heb foute rows, zo ver ik nu weet, uit beide lijsten gehaald</text:p>
        </text:list-item>
        <text:list-item>
          <text:p text:style-name="P8">heb alle kolommen die niets met gezondheid te maken hebben uit de inkomenslijst gehaald</text:p>
        </text:list-item>
        <text:list-item>
          <text:p text:style-name="P8">Ik heb unieke persoonid’ toegevoegd aan beide lijsten zodat ik ze straks makkelijk kan koppelen.</text:p>
        </text:list-item>
        <text:list-item>
          <text:p text:style-name="P9">Moet nu een Networth functie schrijven en een health functie. </text:p>
          <text:list>
            <text:list-item>
              <text:p text:style-name="P10">Moet nog even de schuldcijfers checken</text:p>
            </text:list-item>
          </text:list>
        </text:list-item>
      </text:list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3:40:01.841474198</meta:creation-date>
    <meta:generator>LibreOffice/5.1.6.2$Linux_X86_64 LibreOffice_project/10m0$Build-2</meta:generator>
    <dc:date>2018-12-06T16:46:49.205353774</dc:date>
    <meta:editing-duration>PT33M45S</meta:editing-duration>
    <meta:editing-cycles>1</meta:editing-cycles>
    <meta:document-statistic meta:table-count="0" meta:image-count="0" meta:object-count="0" meta:page-count="1" meta:paragraph-count="18" meta:word-count="252" meta:character-count="1402" meta:non-whitespace-character-count="1182"/>
  </office:meta>
</office:document-meta>
</file>